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a6c37"/>
    </style:style>
    <style:style style:name="P2" style:family="paragraph" style:parent-style-name="Standard" style:list-style-name="L2">
      <style:text-properties officeooo:paragraph-rsid="000b6b79"/>
    </style:style>
    <style:style style:name="P3" style:family="paragraph" style:parent-style-name="Standard">
      <style:text-properties officeooo:paragraph-rsid="000b6b79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3" style:family="text">
      <style:text-properties style:font-name="Liberation Serif1" fo:font-weight="normal" style:font-name-asian="Liberation Serif1" style:font-weight-asian="normal" style:font-name-complex="Liberation Serif1" style:font-weight-complex="normal"/>
    </style:style>
    <style:style style:name="T4" style:family="text">
      <style:text-properties style:font-name="Liberation Serif" style:font-name-asian="AR PL UMing HK" style:font-name-complex="Lohit Devanagari"/>
    </style:style>
    <style:style style:name="T5" style:family="text">
      <style:text-properties style:font-name="Liberation Serif" fo:font-weight="bold" style:font-name-asian="AR PL UMing HK" style:font-weight-asian="bold" style:font-name-complex="Lohit Devanagari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ver is a hash algorithm that's based on rhodonea curves. The algorithm supports outputs of varying sizes.</text:p>
      <text:p text:style-name="P1"/>
      <text:p text:style-name="P1">A description of the algorithm follows.</text:p>
      <text:p text:style-name="P1"/>
      <text:p text:style-name="P1">Let <text:span text:style-name="T6">R</text:span> be an array of <text:span text:style-name="T6">N</text:span> bytes, where 32 <text:span text:style-name="T1">≤</text:span><text:span text:style-name="T4"> </text:span><text:span text:style-name="T5">N</text:span><text:span text:style-name="T4"> </text:span><text:span text:style-name="T1">≤ 128.</text:span></text:p>
      <text:p text:style-name="P1"><text:span text:style-name="T1"/></text:p>
      <text:list xml:id="list5498860664344332740" text:style-name="L2">
        <text:list-item>
          <text:p text:style-name="P2"><text:span text:style-name="T1">Convert </text:span><text:span text:style-name="T2">R</text:span><text:span text:style-name="T1"> into a set of 64-bit unsigned integers. Let </text:span><text:span text:style-name="T2">a</text:span><text:span text:style-name="T3"> represent the integer set.</text:span></text:p>
        </text:list-item>
      </text:list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Megas</meta:initial-creator>
    <meta:creation-date>2014-09-16T07:37:55</meta:creation-date>
    <dc:date>2014-09-16T13:35:41</dc:date>
    <dc:creator>Alexis Megas</dc:creator>
    <meta:editing-duration>PT5H50M10S</meta:editing-duration>
    <meta:editing-cycles>4</meta:editing-cycles>
    <meta:generator>LibreOffice/4.0.4.2$Linux_X86_64 LibreOffice_project/400m0$Build-2</meta:generator>
    <meta:document-statistic meta:table-count="0" meta:image-count="0" meta:object-count="0" meta:page-count="1" meta:paragraph-count="4" meta:word-count="53" meta:character-count="280" meta:non-whitespace-character-count="232"/>
  </office:meta>
</office:document-meta>
</file>